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ef46d" officeooo:paragraph-rsid="00074fb3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9pt" fo:font-weight="normal" officeooo:rsid="000ef46d" officeooo:paragraph-rsid="00074fb3" style:font-size-asian="19pt" style:font-weight-asian="normal" style:font-size-complex="19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9pt" fo:font-weight="normal" officeooo:rsid="000ef46d" officeooo:paragraph-rsid="00074fb3" style:font-size-asian="19pt" style:font-weight-asian="normal" style:font-size-complex="19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0db07" style:font-size-asian="26pt" style:font-size-complex="26pt"/>
    </style:style>
    <style:style style:name="T3" style:family="text">
      <style:text-properties fo:font-size="26pt" officeooo:rsid="0008f213" style:font-size-asian="26pt" style:font-size-complex="26pt"/>
    </style:style>
    <style:style style:name="T4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23.999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4:47:47.844605601</dc:date>
    <meta:editing-duration>PT12M24S</meta:editing-duration>
    <meta:editing-cycles>5</meta:editing-cycles>
    <meta:generator>LibreOffice/5.4.1.2.0$Linux_X86_64 LibreOffice_project/40m0$Build-2</meta:generator>
    <meta:print-date>2017-11-02T14:30:09.110443717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